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1in" fo:margin-right="0in" fo:text-indent="0in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4" style:family="paragraph" style:parent-style-name="Standard">
      <style:text-properties officeooo:rsid="002262a7" officeooo:paragraph-rsid="002262a7"/>
    </style:style>
    <style:style style:name="P5" style:family="paragraph" style:parent-style-name="List_20_Paragraph" style:list-style-name="WWNum1">
      <style:text-properties fo:color="#000000" officeooo:paragraph-rsid="001ba99d"/>
    </style:style>
    <style:style style:name="P6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officeooo:paragraph-rsid="001ba99d" fo:hyphenate="false" fo:hyphenation-remain-char-count="2" fo:hyphenation-push-char-count="2" loext:hyphenation-no-caps="false"/>
    </style:style>
    <style:style style:name="P7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Standard" style:master-page-name="Standard">
      <style:paragraph-properties style:page-number="auto"/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2" style:family="paragraph" style:parent-style-name="Standard"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3" style:family="paragraph" style:parent-style-name="Standard" style:list-style-name="WWNum1"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1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bold" officeooo:rsid="001206b3" officeooo:paragraph-rsid="002ce054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d6dfe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1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2782a4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1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7ff91" officeooo:paragraph-rsid="0028c890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2d6dfe" officeooo:paragraph-rsid="002d6dfe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2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28c890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2782a4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7ff91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17ff91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28c890" fo:hyphenate="false" fo:hyphenation-remain-char-count="2" fo:hyphenation-push-char-count="2" loext:hyphenation-no-caps="false"/>
    </style:style>
    <style:style style:name="P3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19e613" fo:hyphenate="false" fo:hyphenation-remain-char-count="2" fo:hyphenation-push-char-count="2" loext:hyphenation-no-caps="false"/>
    </style:style>
    <style:style style:name="P3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330112" fo:hyphenate="false" fo:hyphenation-remain-char-count="2" fo:hyphenation-push-char-count="2" loext:hyphenation-no-caps="false"/>
    </style:style>
    <style:style style:name="P3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rsid="0013adeb" officeooo:paragraph-rsid="0019e613" fo:background-color="transparent" fo:hyphenate="false" fo:hyphenation-remain-char-count="2" fo:hyphenation-push-char-count="2" loext:hyphenation-no-caps="false"/>
    </style:style>
    <style:style style:name="P3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330112" fo:hyphenate="false" fo:hyphenation-remain-char-count="2" fo:hyphenation-push-char-count="2" loext:hyphenation-no-caps="false"/>
    </style:style>
    <style:style style:name="P3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27417f" fo:hyphenate="false" fo:hyphenation-remain-char-count="2" fo:hyphenation-push-char-count="2" loext:hyphenation-no-caps="false"/>
    </style:style>
    <style:style style:name="P3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212912" fo:hyphenate="false" fo:hyphenation-remain-char-count="2" fo:hyphenation-push-char-count="2" loext:hyphenation-no-caps="false"/>
    </style:style>
    <style:style style:name="P3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3729db" fo:hyphenate="false" fo:hyphenation-remain-char-count="2" fo:hyphenation-push-char-count="2" loext:hyphenation-no-caps="false"/>
    </style:style>
    <style:style style:name="P3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officeooo:paragraph-rsid="0035b9d7" fo:hyphenate="false" fo:hyphenation-remain-char-count="2" fo:hyphenation-push-char-count="2" loext:hyphenation-no-caps="false"/>
    </style:style>
    <style:style style:name="P3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b2b2b2" style:font-name="Liberation Serif" fo:font-size="12pt" fo:language="en" fo:country="US" officeooo:rsid="00330112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40" style:family="paragraph" style:parent-style-name="Standard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b2b2b2" fo:font-weight="bold" officeooo:paragraph-rsid="0027417f" style:font-weight-asian="bold" style:font-weight-complex="bold" fo:hyphenate="false" fo:hyphenation-remain-char-count="2" fo:hyphenation-push-char-count="2" loext:hyphenation-no-caps="false"/>
    </style:style>
    <style:style style:name="P41" style:family="paragraph" style:parent-style-name="Standard" style:list-style-name="WWNum1" style:master-page-name="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officeooo:paragraph-rsid="002c1cc3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Liberation Serif" fo:font-size="12pt" fo:language="ru" fo:country="RU" officeooo:rsid="002262a7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ru" fo:country="RU" officeooo:rsid="002c1cc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3adeb" fo:background-color="transparent" loext:char-shading-value="0"/>
    </style:style>
    <style:style style:name="T5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style:font-name="Liberation Serif" fo:font-size="12pt" fo:language="ru" fo:country="RU" officeooo:rsid="0033011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style:font-name="Liberation Serif" fo:font-size="12pt" fo:language="ru" fo:country="RU" fo:font-weight="normal" officeooo:rsid="001161b6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style:font-name="Liberation Serif" fo:font-size="12pt" fo:language="ru" fo:country="RU" fo:font-weight="normal" officeooo:rsid="001206b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4" style:family="text">
      <style:text-properties style:font-name="Liberation Serif" fo:font-size="12pt" fo:language="ru" fo:country="RU" fo:font-weight="normal" officeooo:rsid="0035b9d7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style:font-name="Liberation Serif"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3adeb" fo:background-color="transparent" loext:char-shading-value="0"/>
    </style:style>
    <style:style style:name="T18" style:family="text">
      <style:text-properties fo:color="#000000"/>
    </style:style>
    <style:style style:name="T19" style:family="text">
      <style:text-properties fo:color="#000000" style:font-name="Liberation Serif" fo:font-size="12pt" fo:language="ru" fo:country="RU" officeooo:rsid="0033011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0" style:family="text">
      <style:text-properties fo:color="#000000" style:font-name="Liberation Serif" fo:font-size="12pt" fo:language="ru" fo:country="RU" officeooo:rsid="003729d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1" style:family="text">
      <style:text-properties fo:color="#000000" style:font-name="Liberation Serif" fo:font-size="12pt" fo:language="en" fo:country="US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2" style:family="text">
      <style:text-properties fo:color="#000000" style:font-name="Liberation Serif" fo:font-size="12pt" fo:language="en" fo:country="US" fo:font-weight="normal" officeooo:rsid="00330112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3" style:family="text">
      <style:text-properties fo:color="#000000" style:font-name="Liberation Serif" fo:font-size="12pt" fo:language="en" fo:country="US" fo:font-weight="normal" officeooo:rsid="0034aa85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4" style:family="text">
      <style:text-properties fo:color="#000000" officeooo:rsid="00330112"/>
    </style:style>
    <style:style style:name="T25" style:family="text">
      <style:text-properties fo:color="#000000" officeooo:rsid="0034aa85"/>
    </style:style>
    <style:style style:name="T26" style:family="text">
      <style:text-properties fo:color="#000000" officeooo:rsid="003729db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officeooo:rsid="0037dac8"/>
    </style:style>
    <style:style style:name="T29" style:family="text">
      <style:text-properties officeooo:rsid="00330112"/>
    </style:style>
    <style:style style:name="T30" style:family="text">
      <style:text-properties fo:color="#999999"/>
    </style:style>
    <style:style style:name="T31" style:family="text">
      <style:text-properties fo:color="#999999" officeooo:rsid="00330112"/>
    </style:style>
    <style:style style:name="T32" style:family="text">
      <style:text-properties fo:color="#999999" style:font-name="Liberation Serif" fo:font-size="12pt" fo:language="ru" fo:country="RU" officeooo:rsid="0033011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3" style:family="text">
      <style:text-properties fo:color="#999999" style:font-name="Liberation Serif" fo:font-size="12pt" fo:language="ru" fo:country="RU" fo:font-weight="normal" officeooo:rsid="0035b9d7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4" style:family="text">
      <style:text-properties fo:color="#999999" style:font-name="Liberation Serif"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5" style:family="text">
      <style:text-properties fo:color="#999999" officeooo:rsid="0035b9d7"/>
    </style:style>
    <style:style style:name="T36" style:family="text">
      <style:text-properties fo:color="#999999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7" style:family="text">
      <style:text-properties fo:color="#999999" fo:font-size="12pt" fo:language="ru" fo:country="RU" fo:font-weight="normal" officeooo:rsid="0035b9d7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8" style:family="text">
      <style:text-properties fo:color="#999999"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9" style:family="text">
      <style:text-properties fo:color="#999999" officeooo:rsid="003729db"/>
    </style:style>
    <style:style style:name="T40" style:family="text">
      <style:text-properties fo:color="#999999" fo:font-weight="bold" style:font-weight-asian="bold" style:font-weight-complex="bold"/>
    </style:style>
    <style:style style:name="T41" style:family="text">
      <style:text-properties officeooo:rsid="0035b9d7"/>
    </style:style>
    <style:style style:name="T42" style:family="text"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3" style:family="text">
      <style:text-properties fo:color="#b2b2b2" style:font-name="Liberation Serif" fo:font-size="12pt" fo:language="ru" fo:country="RU" fo:font-weight="normal" officeooo:rsid="0035b9d7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4" style:family="text">
      <style:text-properties officeooo:rsid="003729db"/>
    </style:style>
    <style:style style:name="T4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p>
      <text:p text:style-name="P3"/>
      <text:p text:style-name="P12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p>
      <text:p text:style-name="P3"/>
      <text:p text:style-name="P12">3. Возвращена возможность редактирования CID станции</text:p>
      <text:p text:style-name="P3"/>
      <text:p text:style-name="P12">4. Не добавляется по умолчанию функция клавиш для новых устройств</text:p>
      <text:p text:style-name="P3"/>
      <text:p text:style-name="P12">5. Для пультов с номеронабирателем (16N) убрана возможность изменить режим клавиш номеронабирателя (умолчание - telephone )</text:p>
      <text:p text:style-name="P3"/>
      <text:p text:style-name="P12">6. Начальный приоритет всех клавиш <text:s/>равен 1</text:p>
      <text:p text:style-name="P3"/>
      <text:p text:style-name="P12">7. При изменении функции клавиши автоматически устанавливается и приоритет клавиши:</text:p>
      <text:p text:style-name="P12">direct connection simplex - 1</text:p>
      <text:p text:style-name="P12">direct connection duplex <text:s text:c="2"/>- 2</text:p>
      <text:p text:style-name="P12">groupe <text:s text:c="30"/>- 3</text:p>
      <text:p text:style-name="P12">circular <text:s text:c="29"/>- 4</text:p>
      <text:p text:style-name="P12">conference <text:s text:c="24"/>- 5</text:p>
      <text:p text:style-name="P3"/>
      <text:p text:style-name="P12">8. При изменении функции клавиши автоматически устанавливается и режим клавиши:</text:p>
      <text:p text:style-name="P12">direct connection simplex <text:s text:c="2"/>- no fixation</text:p>
      <text:p text:style-name="P12">direct connection duplex <text:s text:c="4"/>- fixation</text:p>
      <text:p text:style-name="P12">groupe <text:s text:c="32"/>- fixation</text:p>
      <text:p text:style-name="P12">circular <text:s text:c="31"/>- no fixation</text:p>
      <text:p text:style-name="P12">conference <text:s text:c="26"/>- fixation</text:p>
      <text:p text:style-name="P2"/>
      <text:p text:style-name="P4">12.01.2023</text:p>
      <text:list xml:id="list2795888139" text:style-name="WWNum1">
        <text:list-item>
          <text:p text:style-name="P40">Завести и обеспечить заполнение журнала версий прошивок</text:p>
          <text:p text:style-name="P34">В исходники IPS добавлен <text:span text:style-name="T44">новый </text:span>файл <text:s/>- <text:span text:style-name="T45">versions_IPS</text:span> <text:s/>в <text:span text:style-name="T44">начале которого первые две строки содержат</text:span> текущую версию <text:s/><text:span text:style-name="T44">прошивки </text:span>в виде:</text:p>
          <text:p text:style-name="P35">IPS_VERSION = 01</text:p>
          <text:p text:style-name="P35">PATCH_VERSION = 00</text:p>
          <text:p text:style-name="P36"><text:span text:style-name="T44">Далее файл будет содержать </text:span>истори<text:span text:style-name="T44">ю</text:span> изменений прошивки <text:span text:style-name="T44">IPS.</text:span></text:p>
          <text:p text:style-name="P37"><text:span text:style-name="T5">После прошивки </text:span><text:span text:style-name="T6">номер </text:span><text:span text:style-name="T14">верси</text:span><text:span text:style-name="T15">и</text:span><text:span text:style-name="T5"> сохраня</text:span><text:span text:style-name="T14">е</text:span><text:span text:style-name="T5">тся в памяти пульт</text:span><text:span text:style-name="T14">а</text:span><text:span text:style-name="T5"> и отобража</text:span><text:span text:style-name="T14">е</text:span><text:span text:style-name="T5">тся </text:span><text:span text:style-name="T14">в Конфигураторе по</text:span><text:span text:style-name="T5"> запросу</text:span><text:span text:style-name="T14">.</text:span></text:p>
          <text:p text:style-name="P38">Из файла <text:s/>tasks.cpp версия прошивки убрана.</text:p>
          <text:p text:style-name="P39">Версия прошивки на 12.01.2023 – 01.00</text:p>
          <text:p text:style-name="P14"/>
          <text:p text:style-name="P41"><text:span text:style-name="T1">1</text:span><text:span text:style-name="T2">3</text:span><text:span text:style-name="T1">.01.2023</text:span></text:p>
        </text:list-item>
        <text:list-item>
          <text:p text:style-name="P15">Обеспечить свойства кнопок по умолчанию</text:p>
          <text:p text:style-name="P16">Установлены следующие значения приоритетов и свойств по умолчанию:</text:p>
          <text:p text:style-name="P16">Direct connection: duplex <text:tab/>5 <text:tab/>fixation</text:p>
          <text:p text:style-name="P16">Group communication <text:s text:c="2"/><text:tab/><text:tab/>3 <text:tab/>no fixation</text:p>
          <text:p text:style-name="P16">Circular bond <text:tab/><text:tab/><text:tab/>3 <text:tab/>no fixation</text:p>
          <text:p text:style-name="P16">Conference call <text:tab/><text:tab/><text:tab/>5 <text:tab/>fixation</text:p>
          <text:p text:style-name="P17"><text:soft-page-break/>Telephone communications <text:tab/>5 <text:tab/>no fixation</text:p>
          <text:p text:style-name="P17">Direct connection: simplex <text:tab/>5 <text:tab/>no fixation</text:p>
          <text:p text:style-name="P17">Hung up <text:s/><text:tab/><text:tab/><text:tab/><text:tab/>5 <text:tab/>no fixation</text:p>
          <text:p text:style-name="P17"/>
        </text:list-item>
        <text:list-item>
          <text:p text:style-name="P33"><text:span text:style-name="T18"><text:s/>В исходники конфигуратора добавлен файл </text:span><text:span text:style-name="T27">versions_Configurator</text:span><text:span text:style-name="T18"> в котором будет вестись история изменений </text:span><text:span text:style-name="T25">версий </text:span><text:span text:style-name="T18">конфигуратора </text:span><text:span text:style-name="T28">(аналогично файлу прошивки)</text:span></text:p>
          <text:p text:style-name="P33"><text:span text:style-name="T23">Текущая</text:span><text:span text:style-name="T21"> версия </text:span><text:span text:style-name="T23">отображается</text:span><text:span text:style-name="T21"> в основном окне программы</text:span></text:p>
          <text:p text:style-name="P33"><text:span text:style-name="T21">Версия </text:span><text:span text:style-name="T22">конфигуратора</text:span><text:span text:style-name="T21"> на 1</text:span><text:span text:style-name="T22">5</text:span><text:span text:style-name="T21">.01.2023 – 01.00</text:span></text:p>
        </text:list-item>
      </text:list>
      <text:p text:style-name="P20"/>
      <text:p text:style-name="P20"/>
      <text:list xml:id="list121805032595947" text:continue-numbering="true" text:style-name="WWNum1">
        <text:list-item>
          <text:p text:style-name="P18">Исключить значение «CID» <text:s/>из поля номера устройства</text:p>
          <text:p text:style-name="P22">Из номера устройства убрана приставка CID</text:p>
          <text:p text:style-name="P22"/>
        </text:list-item>
        <text:list-item>
          <text:p text:style-name="P19">В столбце Programmer - &gt; Firmware name запрограммировать отображение названия актуального залитого в устройство конфигурационного файла.</text:p>
          <text:p text:style-name="P29"><text:span text:style-name="T9">В меню Programmer добавлен новый столбец <text:s/>- </text:span><text:span text:style-name="T10">Configurations</text:span><text:span text:style-name="T9"> name. В памяти каждого пульта теперь <text:s/>сохраняется имя </text:span><text:span text:style-name="T10">файла конфигурации</text:span><text:span text:style-name="T9">, </text:span><text:span text:style-name="T10">которую он содержит</text:span><text:span text:style-name="T9"> и это имя по запросу отображается в новом столбце.</text:span></text:p>
          <text:p text:style-name="P25"/>
        </text:list-item>
        <text:list-item>
          <text:p text:style-name="P21">Реализовать включение\выключение номеронаборника посредством чекбокса</text:p>
          <text:p text:style-name="P23">Добавлен чекбокс, при включении которого <text:s/>клавиши намеронабирателя <text:s/>(51 - 60) <text:s/>для устройства 16N отображаются, а при выключении <text:s/>скрываются</text:p>
          <text:p text:style-name="P27"/>
        </text:list-item>
        <text:list-item>
          <text:p text:style-name="P28">Добавлена проверка на уникальность номера устройства</text:p>
          <text:p text:style-name="P28"/>
        </text:list-item>
        <text:list-item>
          <text:p text:style-name="P28">Добавлена проверка на уникальность имени устройства</text:p>
          <text:p text:style-name="P28"/>
        </text:list-item>
        <text:list-item>
          <text:p text:style-name="P28">Добавлена проверка на уникальность IP адреса устройства</text:p>
          <text:p text:style-name="P28"/>
        </text:list-item>
        <text:list-item>
          <text:p text:style-name="P26">Устранена ошибка - если фунция клавиши выбоана <text:s/>circular или conference <text:s/>то потом нельзя вернуться на обычные функции</text:p>
          <text:p text:style-name="P26"/>
        </text:list-item>
        <text:list-item>
          <text:p text:style-name="P30"><text:span text:style-name="T13">С</text:span><text:span text:style-name="T12">ервисные функции 777* и 888* </text:span><text:span text:style-name="T13">(проверка Ватчдога) </text:span><text:span text:style-name="T12">исключены из сборки.</text:span></text:p>
          <text:p text:style-name="P26"/>
        </text:list-item>
        <text:list-item>
          <text:p text:style-name="P30"><text:span text:style-name="T8">Устранена ошибка - п</text:span><text:span text:style-name="T11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</text:span></text:p>
          <text:p text:style-name="P24"/>
        </text:list-item>
        <text:list-item>
          <text:p text:style-name="P24">Для нового устройства <text:s/>наличие пустых входов не приводят к ошибке и не подсвечиваются красным. Ошибка возникает если выбрана функция и не выбран получатель</text:p>
          <text:p text:style-name="P24"/>
        </text:list-item>
        <text:list-item>
          <text:p text:style-name="P30">Исправлен алгоритм проверки маски и шлюза</text:p>
          <text:p text:style-name="P30"><text:s/>- Ругается на неправильный формат маски только если удалить все до первой точки.</text:p>
          <text:p text:style-name="P30"><text:s/>- Шлюз начинает ругаться только на пустое окно. При значении «0» проходит проверку.</text:p>
          <text:p text:style-name="P30"/>
        </text:list-item>
        <text:list-item>
          <text:p text:style-name="P30"><text:span text:style-name="T17">Исправлен алгоритм проверки п</text:span><text:span text:style-name="T16">ол</text:span><text:span text:style-name="T17">я</text:span><text:span text:style-name="T16"> приоритета клавиши </text:span><text:span text:style-name="T17">(</text:span><text:span text:style-name="T16">не ругается на неправильные значения. <text:s/>Должно выделяться красным. </text:span><text:span text:style-name="T17">)</text:span></text:p>
          <text:p text:style-name="P32"/>
        </text:list-item>
        <text:list-item>
          <text:p text:style-name="P6">Нет возможности выделить и удалить весь текст в полях для заполнения данных (<text:span text:style-name="T3">key</text:span> <text:span text:style-name="T3">function</text:span>, <text:span text:style-name="T3">station</text:span> <text:span text:style-name="T3">name</text:span> и т.д.), удаление осуществляется по одному символу нажатием клавиши <text:span text:style-name="T3">backspace</text:span>.</text:p>
          <text:p text:style-name="P5"/>
        </text:list-item>
        <text:list-item>
          <text:p text:style-name="P7"><text:soft-page-break/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<text:s text:c="9"/></text:p>
          <text:p text:style-name="P13"/>
        </text:list-item>
        <text:list-item>
          <text:p text:style-name="P8"><text:span text:style-name="T17">Не работает кнопка </text:span><text:span text:style-name="T4">Cancel.</text:span></text:p>
          <text:p text:style-name="P9"/>
          <text:p text:style-name="P10"/>
          <text:p text:style-name="P10"/>
        </text:list-item>
      </text:list>
      <text:p text:style-name="P1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13T12:18:04.049127759</dc:date>
    <meta:editing-cycles>45</meta:editing-cycles>
    <meta:editing-duration>PT5H11M31S</meta:editing-duration>
    <meta:generator>LibreOffice/6.4.7.2$Linux_X86_64 LibreOffice_project/40$Build-2</meta:generator>
    <meta:document-statistic meta:table-count="0" meta:image-count="0" meta:object-count="0" meta:page-count="3" meta:paragraph-count="60" meta:word-count="648" meta:character-count="4736" meta:non-whitespace-character-count="39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